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Microc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5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R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 table:number-rows-repeated="29">
          <table:table-cell table:number-columns-repeated="20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7"/>
          <table:table-cell office:value-type="string" calcext:value-type="string">
            <text:p>Z?(TZ?fetcha:timerb):timer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C?b:c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svInd?b:c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 table:number-rows-repeated="8">
          <table:table-cell table:number-columns-repeated="20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3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5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 office:value-type="string" calcext:value-type="string">
            <text:p>\decode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 office:value-type="string" calcext:value-type="string">
            <text:p>tes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 office:value-type="string" calcext:value-type="string">
            <text:p>useK?$zpa,mathzzb:$zpa,mathzz</text:p>
          </table:table-cell>
          <table:table-cell table:number-columns-repeated="4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 office:value-type="string" calcext:value-type="string">
            <text:p>useK?$zpa,kmathrz:$zpa,mathr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 office:value-type="string" calcext:value-type="string">
            <text:p>$zpa,mathz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 office:value-type="string" calcext:value-type="string">
            <text:p>mathr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 office:value-type="string" calcext:value-type="string">
            <text:p>mathi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 office:value-type="string" calcext:value-type="string">
            <text:p>mathi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 office:value-type="string" calcext:value-type="string">
            <text:p>jump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 office:value-type="string" calcext:value-type="string">
            <text:p>cal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table:number-columns-repeated="2" office:value-type="string" calcext:value-type="string">
            <text:p>fetch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 office:value-type="string" calcext:value-type="string">
            <text:p>retur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 office:value-type="string" calcext:value-type="string">
            <text:p>$zpa,jump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 office:value-type="string" calcext:value-type="string">
            <text:p>call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table:number-columns-repeated="2" office:value-type="string" calcext:value-type="string">
            <text:p>fetch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 office:value-type="string" calcext:value-type="string">
            <text:p>$zpa,table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7:04:43.025630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4-01-01T11:42:13.868692649</dc:date>
    <meta:editing-duration>P2DT2H38M19S</meta:editing-duration>
    <meta:editing-cycles>71</meta:editing-cycles>
    <meta:generator>LibreOffice/7.0.4.2$Linux_X86_64 LibreOffice_project/00$Build-2</meta:generator>
    <meta:document-statistic meta:table-count="2" meta:cell-count="3458" meta:object-count="0"/>
  </office:meta>
</office:document-meta>
</file>